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69E000005B75E1B2A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99284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6600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c9001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008000" draw:marker-end="Arrow" draw:fill="none" draw:textarea-vertical-align="middle"/>
    </style:style>
    <style:style style:name="gr10" style:family="graphic" style:parent-style-name="objectwithoutfill">
      <style:graphic-properties svg:stroke-color="#000080" draw:marker-end="Arrow" draw:fill="none" draw:textarea-vertical-align="middle"/>
    </style:style>
    <style:style style:name="gr11" style:family="graphic" style:parent-style-name="objectwithoutfill">
      <style:graphic-properties svg:stroke-color="#ffd320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text-style-name="P1" draw:layer="layout" svg:width="18.999cm" svg:height="16.407cm" svg:x="1.031cm" svg:y="6.653cm">
          <draw:image xlink:href="Pictures/100000000000069E000005B75E1B2A5B.png" xlink:type="simple" xlink:show="embed" xlink:actuate="onLoad">
            <text:p/>
          </draw:image>
        </draw:frame>
        <draw:custom-shape draw:style-name="gr2" draw:text-style-name="P1" draw:layer="layout" svg:width="3.3cm" svg:height="3.9cm" svg:x="9.3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cm" svg:height="1.4cm" svg:x="12.6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cm" svg:height="1.8cm" svg:x="5.6cm" svg:y="12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13cm" svg:y1="10.62cm" svg:x2="16.43cm" svg:y2="10.62cm">
          <text:p/>
        </draw:line>
        <draw:line draw:style-name="gr6" draw:text-style-name="P1" draw:layer="layout" svg:x1="13.1cm" svg:y1="15.1cm" svg:x2="16.4cm" svg:y2="15.1cm">
          <text:p/>
        </draw:line>
        <draw:line draw:style-name="gr7" draw:text-style-name="P1" draw:layer="layout" svg:x1="13.05cm" svg:y1="19.58cm" svg:x2="16.35cm" svg:y2="19.58cm">
          <text:p/>
        </draw:line>
        <draw:frame draw:style-name="gr8" draw:layer="layout" svg:width="2.441cm" svg:height="0.962cm" svg:x="16.36cm" svg:y="10.098cm">
          <draw:text-box>
            <text:p>Fase 1</text:p>
          </draw:text-box>
        </draw:frame>
        <draw:frame draw:style-name="gr8" draw:layer="layout" svg:width="2.441cm" svg:height="0.962cm" svg:x="16.36cm" svg:y="14.63cm">
          <draw:text-box>
            <text:p>Fase 2</text:p>
          </draw:text-box>
        </draw:frame>
        <draw:frame draw:style-name="gr8" draw:layer="layout" svg:width="2.441cm" svg:height="0.962cm" svg:x="16.289cm" svg:y="19.11cm">
          <draw:text-box>
            <text:p>Fase 3</text:p>
          </draw:text-box>
        </draw:frame>
        <draw:frame draw:style-name="gr8" draw:layer="layout" svg:width="3.351cm" svg:height="1.673cm" svg:x="15.409cm" svg:y="16.05cm">
          <draw:text-box>
            <text:p>Bloque de</text:p>
            <text:p>sensado</text:p>
          </draw:text-box>
        </draw:frame>
        <draw:frame draw:style-name="gr8" draw:text-style-name="P2" draw:layer="layout" svg:width="3.321cm" svg:height="1.505cm" svg:x="2.379cm" svg:y="14.745cm">
          <draw:text-box>
            <text:p text:style-name="P2"><text:span text:style-name="T1">Micro-</text:span></text:p>
            <text:p text:style-name="P2"><text:span text:style-name="T1">controlador</text:span></text:p>
          </draw:text-box>
        </draw:frame>
        <draw:frame draw:style-name="gr8" draw:text-style-name="P2" draw:layer="layout" svg:width="3.478cm" svg:height="1.505cm" svg:x="5.222cm" svg:y="7.57cm">
          <draw:text-box>
            <text:p><text:span text:style-name="T1">Bloque</text:span></text:p>
            <text:p><text:span text:style-name="T1">conmutador</text:span></text:p>
          </draw:text-box>
        </draw:frame>
        <draw:path draw:style-name="gr9" draw:text-style-name="P1" draw:layer="layout" svg:width="1.507cm" svg:height="1.5cm" draw:transform="rotate (-1.3543754995476) translate (15.0862758958804cm 15.3076183360543cm)" svg:viewBox="0 0 1508 1501" svg:d="m0 1501c932 0 1484-1486 1484-1486l24-15">
          <text:p/>
        </draw:path>
        <draw:path draw:style-name="gr10" draw:text-style-name="P1" draw:layer="layout" svg:width="1.017cm" svg:height="0.756cm" draw:transform="rotate (-1.87937053854749) translate (5.46cm 14.6cm)" svg:viewBox="0 0 1018 757" svg:d="m0 0c724 0 1018 757 1018 757">
          <text:p/>
        </draw:path>
        <draw:path draw:style-name="gr11" draw:text-style-name="P1" draw:layer="layout" svg:width="-1.709cm" svg:height="-0.839cm" svg:x="9.11cm" svg:y="10cm" svg:viewBox="0 0 -1710 -840" svg:d="m0 0c1470 0 1710 840 1710 840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02T17:25:54</dc:date>
    <dc:creator>Mat </dc:creator>
    <meta:document-statistic meta:object-count="16"/>
    <meta:generator>LibreOffice/3.4$Unix LibreOffice_project/340m1$Build-402</meta:generator>
  </office:meta>
</office:document-meta>
</file>